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0.98mm" svg:height="92.7mm" svg:x="17.9mm" svg:y="76.5mm">
            <loext:p draw:notify-on-update-of-ranges="Sheet1.A2:Sheet1.A15 Sheet1.A2:Sheet1.A15 Sheet1.B1:Sheet1.B1 Sheet1.B2:Sheet1.B15 Sheet1.A2:Sheet1.A15 Sheet1.C1:Sheet1.C1 Sheet1.C2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ff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A2]-[.B2]" office:value-type="float" office:value="3" calcext:value-type="float">
            <text:p>3</text:p>
          </table:table-cell>
          <table:table-cell table:formula="of:=0.05407 + 0.4343*[.A2] - 0.0002948*[.A2]*[.A2]" office:value-type="float" office:value="13.2340672" calcext:value-type="float">
            <text:p>13.2340672</text:p>
          </table:table-cell>
          <table:table-cell table:formula="of:=ABS([.D2]-[.C2])" office:value-type="float" office:value="10.2340672" calcext:value-type="float">
            <text:p>10.2340672</text:p>
          </table:table-cell>
          <table:table-cell table:formula="of:=MAX([.E2:.E15])" office:value-type="float" office:value="25.6255748" calcext:value-type="float">
            <text:p>25.62557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A3]-[.B3]" office:value-type="float" office:value="8" calcext:value-type="float">
            <text:p>8</text:p>
          </table:table-cell>
          <table:table-cell table:formula="of:=0.05407 + 0.4343*[.A3] - 0.0002948*[.A3]*[.A3]" office:value-type="float" office:value="16.1317788" calcext:value-type="float">
            <text:p>16.1317788</text:p>
          </table:table-cell>
          <table:table-cell table:formula="of:=ABS([.D3]-[.C3])" office:value-type="float" office:value="8.1317788" calcext:value-type="float">
            <text:p>8.131778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[.A4]-[.B4]" office:value-type="float" office:value="16" calcext:value-type="float">
            <text:p>16</text:p>
          </table:table-cell>
          <table:table-cell table:formula="of:=0.05407 + 0.4343*[.A4] - 0.0002948*[.A4]*[.A4]" office:value-type="float" office:value="20.2212508" calcext:value-type="float">
            <text:p>20.2212508</text:p>
          </table:table-cell>
          <table:table-cell table:formula="of:=ABS([.D4]-[.C4])" office:value-type="float" office:value="4.2212508" calcext:value-type="float">
            <text:p>4.221250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formula="of:=[.A5]-[.B5]" office:value-type="float" office:value="75" calcext:value-type="float">
            <text:p>75</text:p>
          </table:table-cell>
          <table:table-cell table:formula="of:=0.05407 + 0.4343*[.A5] - 0.0002948*[.A5]*[.A5]" office:value-type="float" office:value="49.3744252" calcext:value-type="float">
            <text:p>49.3744252</text:p>
          </table:table-cell>
          <table:table-cell table:formula="of:=ABS([.D5]-[.C5])" office:value-type="float" office:value="25.6255748" calcext:value-type="float">
            <text:p>25.625574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5" calcext:value-type="float">
            <text:p>195</text:p>
          </table:table-cell>
          <table:table-cell table:formula="of:=[.A6]-[.B6]" office:value-type="float" office:value="123" calcext:value-type="float">
            <text:p>123</text:p>
          </table:table-cell>
          <table:table-cell table:formula="of:=0.05407 + 0.4343*[.A6] - 0.0002948*[.A6]*[.A6]" office:value-type="float" office:value="108.3501148" calcext:value-type="float">
            <text:p>108.3501148</text:p>
          </table:table-cell>
          <table:table-cell table:formula="of:=ABS([.D6]-[.C6])" office:value-type="float" office:value="14.6498852" calcext:value-type="float">
            <text:p>14.649885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5" calcext:value-type="float">
            <text:p>345</text:p>
          </table:table-cell>
          <table:table-cell table:formula="of:=[.A7]-[.B7]" office:value-type="float" office:value="148" calcext:value-type="float">
            <text:p>148</text:p>
          </table:table-cell>
          <table:table-cell table:formula="of:=0.05407 + 0.4343*[.A7] - 0.0002948*[.A7]*[.A7]" office:value-type="float" office:value="142.5131248" calcext:value-type="float">
            <text:p>142.5131248</text:p>
          </table:table-cell>
          <table:table-cell table:formula="of:=ABS([.D7]-[.C7])" office:value-type="float" office:value="5.48687519999999" calcext:value-type="float">
            <text:p>5.486875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9" calcext:value-type="float">
            <text:p>419</text:p>
          </table:table-cell>
          <table:table-cell table:formula="of:=[.A8]-[.B8]" office:value-type="float" office:value="129" calcext:value-type="float">
            <text:p>129</text:p>
          </table:table-cell>
          <table:table-cell table:formula="of:=0.05407 + 0.4343*[.A8] - 0.0002948*[.A8]*[.A8]" office:value-type="float" office:value="149.5208508" calcext:value-type="float">
            <text:p>149.5208508</text:p>
          </table:table-cell>
          <table:table-cell table:formula="of:=ABS([.D8]-[.C8])" office:value-type="float" office:value="20.5208508" calcext:value-type="float">
            <text:p>20.520850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45" calcext:value-type="float">
            <text:p>445</text:p>
          </table:table-cell>
          <table:table-cell table:formula="of:=[.A9]-[.B9]" office:value-type="float" office:value="132" calcext:value-type="float">
            <text:p>132</text:p>
          </table:table-cell>
          <table:table-cell table:formula="of:=0.05407 + 0.4343*[.A9] - 0.0002948*[.A9]*[.A9]" office:value-type="float" office:value="152.4977008" calcext:value-type="float">
            <text:p>152.4977008</text:p>
          </table:table-cell>
          <table:table-cell table:formula="of:=ABS([.D9]-[.C9])" office:value-type="float" office:value="20.4977008" calcext:value-type="float">
            <text:p>20.497700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3" calcext:value-type="float">
            <text:p>563</text:p>
          </table:table-cell>
          <table:table-cell table:formula="of:=[.A10]-[.B10]" office:value-type="float" office:value="168" calcext:value-type="float">
            <text:p>168</text:p>
          </table:table-cell>
          <table:table-cell table:formula="of:=0.05407 + 0.4343*[.A10] - 0.0002948*[.A10]*[.A10]" office:value-type="float" office:value="159.9977472" calcext:value-type="float">
            <text:p>159.9977472</text:p>
          </table:table-cell>
          <table:table-cell table:formula="of:=ABS([.D10]-[.C10])" office:value-type="float" office:value="8.00225280000001" calcext:value-type="float">
            <text:p>8.002252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88" calcext:value-type="float">
            <text:p>588</text:p>
          </table:table-cell>
          <table:table-cell table:formula="of:=[.A11]-[.B11]" office:value-type="float" office:value="168" calcext:value-type="float">
            <text:p>168</text:p>
          </table:table-cell>
          <table:table-cell table:formula="of:=0.05407 + 0.4343*[.A11] - 0.0002948*[.A11]*[.A11]" office:value-type="float" office:value="159.8960572" calcext:value-type="float">
            <text:p>159.8960572</text:p>
          </table:table-cell>
          <table:table-cell table:formula="of:=ABS([.D11]-[.C11])" office:value-type="float" office:value="8.10394279999997" calcext:value-type="float">
            <text:p>8.103942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45" calcext:value-type="float">
            <text:p>645</text:p>
          </table:table-cell>
          <table:table-cell table:formula="of:=[.A12]-[.B12]" office:value-type="float" office:value="143" calcext:value-type="float">
            <text:p>143</text:p>
          </table:table-cell>
          <table:table-cell table:formula="of:=0.05407 + 0.4343*[.A12] - 0.0002948*[.A12]*[.A12]" office:value-type="float" office:value="159.2281788" calcext:value-type="float">
            <text:p>159.2281788</text:p>
          </table:table-cell>
          <table:table-cell table:formula="of:=ABS([.D12]-[.C12])" office:value-type="float" office:value="16.2281788" calcext:value-type="float">
            <text:p>16.228178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40" calcext:value-type="float">
            <text:p>640</text:p>
          </table:table-cell>
          <table:table-cell table:formula="of:=[.A13]-[.B13]" office:value-type="float" office:value="168" calcext:value-type="float">
            <text:p>168</text:p>
          </table:table-cell>
          <table:table-cell table:formula="of:=0.05407 + 0.4343*[.A13] - 0.0002948*[.A13]*[.A13]" office:value-type="float" office:value="158.5041628" calcext:value-type="float">
            <text:p>158.5041628</text:p>
          </table:table-cell>
          <table:table-cell table:formula="of:=ABS([.D13]-[.C13])" office:value-type="float" office:value="9.49583719999998" calcext:value-type="float">
            <text:p>9.495837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94" calcext:value-type="float">
            <text:p>694</text:p>
          </table:table-cell>
          <table:table-cell table:formula="of:=[.A14]-[.B14]" office:value-type="float" office:value="170" calcext:value-type="float">
            <text:p>170</text:p>
          </table:table-cell>
          <table:table-cell table:formula="of:=0.05407 + 0.4343*[.A14] - 0.0002948*[.A14]*[.A14]" office:value-type="float" office:value="155.2222492" calcext:value-type="float">
            <text:p>155.2222492</text:p>
          </table:table-cell>
          <table:table-cell table:formula="of:=ABS([.D14]-[.C14])" office:value-type="float" office:value="14.7777508" calcext:value-type="float">
            <text:p>14.777750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70" calcext:value-type="float">
            <text:p>870</text:p>
          </table:table-cell>
          <table:table-cell table:formula="of:=[.A15]-[.B15]" office:value-type="float" office:value="133" calcext:value-type="float">
            <text:p>133</text:p>
          </table:table-cell>
          <table:table-cell table:formula="of:=0.05407 + 0.4343*[.A15] - 0.0002948*[.A15]*[.A15]" office:value-type="float" office:value="139.0855168" calcext:value-type="float">
            <text:p>139.0855168</text:p>
          </table:table-cell>
          <table:table-cell table:formula="of:=ABS([.D15]-[.C15])" office:value-type="float" office:value="6.08551680000005" calcext:value-type="float">
            <text:p>6.0855168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7:31:50.17975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42:12.183947011</meta:creation-date>
    <dc:date>2019-02-12T10:54:27.220496695</dc:date>
    <meta:editing-duration>PT21M53S</meta:editing-duration>
    <meta:editing-cycles>3</meta:editing-cycles>
    <meta:generator>LibreOffice/5.1.6.2$Linux_X86_64 LibreOffice_project/10m0$Build-2</meta:generator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99cm" svg:height="9.271cm" xlink:href=".." xlink:type="simple" chart:class="chart:scatter" chart:column-mapping="0 1" chart:style-name="ch1">
        <chart:legend chart:legend-position="end" svg:x="13.294cm" svg:y="3.589cm" style:legend-expansion="high" chart:style-name="ch2"/>
        <chart:plot-area chart:style-name="ch3" table:cell-range-address="Sheet1.A1:Sheet1.C15" chart:data-source-has-labels="both" svg:x="0.183cm" svg:y="0.163cm" svg:width="14.29cm" svg:height="8.874cm">
          <chartooo:coordinate-region svg:x="1.175cm" svg:y="0.362cm" svg:width="12.926cm" svg:height="8.028cm"/>
          <chart:axis chart:dimension="x" chart:name="primary-x" chart:style-name="ch4" chartooo:axis-type="auto"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regression-curve chart:style-name="ch7">
              <chart:equation chart:display-equation="true" chart:display-r-square="false" svg:x="1.731cm" svg:y="3.535cm"/>
            </chart:regression-curve>
            <chart:data-point chart:repeated="14"/>
          </chart:series>
          <chart:series chart:style-name="ch8" chart:values-cell-range-address="Sheet1.C2:Sheet1.C15" chart:label-cell-address="Sheet1.C1:Sheet1.C1" chart:class="chart:scatter">
            <chart:regression-curve chart:style-name="ch9">
              <chart:equation chart:display-equation="true" chart:display-r-square="false" svg:x="4.092cm" svg:y="7.767cm"/>
            </chart:regression-curve>
            <chart:data-point chart:repeated="9"/>
            <chart:data-point chart:style-name="ch10" chart:repeated="2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ght</text:p>
                <draw:g>
                  <svg:desc>Sheet1.B1:Sheet1.B1</svg:desc>
                </draw:g>
              </table:table-cell>
              <table:table-cell office:value-type="string">
                <text:p>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2:Sheet1.A15</svg:desc>
                </draw:g>
              </table:table-cell>
              <table:table-cell office:value-type="float" office:value="31">
                <text:p>31</text:p>
                <draw:g>
                  <svg:desc>Sheet1.A2:Sheet1.A15</svg:desc>
                </draw:g>
              </table:table-cell>
              <table:table-cell office:value-type="float" office:value="28">
                <text:p>28</text:p>
                <draw:g>
                  <svg:desc>Sheet1.B2:Sheet1.B15</svg:desc>
                </draw:g>
              </table:table-cell>
              <table:table-cell office:value-type="float" office:value="3">
                <text:p>3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9">
                <text:p>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95">
                <text:p>1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45">
                <text:p>3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19">
                <text:p>4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45">
                <text:p>4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63">
                <text:p>5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88">
                <text:p>5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645">
                <text:p>6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640">
                <text:p>6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694">
                <text:p>69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870">
                <text:p>87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